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133e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1504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22572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390c7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45b50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1433c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15042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22572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433c5" officeooo:paragraph-rsid="001433c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51058" officeooo:paragraph-rsid="0015105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5c79c" officeooo:paragraph-rsid="0015c79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433c5"/>
    </style:style>
    <style:style style:name="P13" style:family="paragraph" style:parent-style-name="Standard">
      <style:paragraph-properties fo:text-align="start" style:justify-single-word="false"/>
      <style:text-properties officeooo:paragraph-rsid="0017419b"/>
    </style:style>
    <style:style style:name="P14" style:family="paragraph" style:parent-style-name="Standard">
      <style:paragraph-properties fo:text-align="start" style:justify-single-word="false"/>
      <style:text-properties officeooo:paragraph-rsid="0015c79c"/>
    </style:style>
    <style:style style:name="P15" style:family="paragraph" style:parent-style-name="Standard">
      <style:paragraph-properties fo:text-align="start" style:justify-single-word="false"/>
      <style:text-properties officeooo:paragraph-rsid="0018e7b4"/>
    </style:style>
    <style:style style:name="P16" style:family="paragraph" style:parent-style-name="Standard">
      <style:paragraph-properties fo:text-align="start" style:justify-single-word="false"/>
      <style:text-properties officeooo:paragraph-rsid="001a6bd6"/>
    </style:style>
    <style:style style:name="P17" style:family="paragraph" style:parent-style-name="Standard">
      <style:paragraph-properties fo:text-align="start" style:justify-single-word="false"/>
      <style:text-properties officeooo:paragraph-rsid="00206109"/>
    </style:style>
    <style:style style:name="P18" style:family="paragraph" style:parent-style-name="Standard">
      <style:paragraph-properties fo:text-align="start" style:justify-single-word="false"/>
      <style:text-properties officeooo:paragraph-rsid="00260aed"/>
    </style:style>
    <style:style style:name="P19" style:family="paragraph" style:parent-style-name="Standard">
      <style:paragraph-properties fo:text-align="start" style:justify-single-word="false"/>
      <style:text-properties officeooo:paragraph-rsid="002aa2ea"/>
    </style:style>
    <style:style style:name="P20" style:family="paragraph" style:parent-style-name="Standard">
      <style:paragraph-properties fo:text-align="start" style:justify-single-word="false"/>
      <style:text-properties officeooo:paragraph-rsid="002d2e73"/>
    </style:style>
    <style:style style:name="P21" style:family="paragraph" style:parent-style-name="Standard">
      <style:paragraph-properties fo:text-align="start" style:justify-single-word="false"/>
      <style:text-properties officeooo:paragraph-rsid="0031d4b5"/>
    </style:style>
    <style:style style:name="P22" style:family="paragraph" style:parent-style-name="Standard">
      <style:paragraph-properties fo:text-align="start" style:justify-single-word="false"/>
      <style:text-properties officeooo:paragraph-rsid="0035aa8a"/>
    </style:style>
    <style:style style:name="P23" style:family="paragraph" style:parent-style-name="Standard">
      <style:paragraph-properties fo:text-align="start" style:justify-single-word="false"/>
      <style:text-properties officeooo:paragraph-rsid="00225727"/>
    </style:style>
    <style:style style:name="P24" style:family="paragraph" style:parent-style-name="Standard">
      <style:paragraph-properties fo:text-align="start" style:justify-single-word="false"/>
      <style:text-properties officeooo:paragraph-rsid="003a0a9f"/>
    </style:style>
    <style:style style:name="P25" style:family="paragraph" style:parent-style-name="Standard">
      <style:paragraph-properties fo:text-align="start" style:justify-single-word="false"/>
      <style:text-properties officeooo:paragraph-rsid="003c949b"/>
    </style:style>
    <style:style style:name="P26" style:family="paragraph" style:parent-style-name="Standard">
      <style:paragraph-properties fo:text-align="start" style:justify-single-word="false"/>
      <style:text-properties officeooo:paragraph-rsid="0040c915"/>
    </style:style>
    <style:style style:name="P27" style:family="paragraph" style:parent-style-name="Standard">
      <style:paragraph-properties fo:text-align="start" style:justify-single-word="false"/>
      <style:text-properties officeooo:paragraph-rsid="00431ef2"/>
    </style:style>
    <style:style style:name="P28" style:family="paragraph" style:parent-style-name="Standard">
      <style:paragraph-properties fo:text-align="start" style:justify-single-word="false"/>
      <style:text-properties officeooo:paragraph-rsid="0045b502"/>
    </style:style>
    <style:style style:name="P29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fo:font-weight="bold" officeooo:rsid="00133e8b" officeooo:paragraph-rsid="00133e8b" style:font-size-asian="20pt" style:font-weight-asian="bold" style:font-size-complex="20pt" style:font-weight-complex="bold"/>
    </style:style>
    <style:style style:name="T1" style:family="text">
      <style:text-properties officeooo:rsid="00150426"/>
    </style:style>
    <style:style style:name="T2" style:family="text">
      <style:text-properties officeooo:rsid="0017419b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9151" style:font-weight-asian="bold" style:font-weight-complex="bold"/>
    </style:style>
    <style:style style:name="T6" style:family="text">
      <style:text-properties fo:font-weight="bold" officeooo:rsid="001a6bd6" style:font-weight-asian="bold" style:font-weight-complex="bold"/>
    </style:style>
    <style:style style:name="T7" style:family="text">
      <style:text-properties fo:font-weight="bold" officeooo:rsid="00206109" style:font-weight-asian="bold" style:font-weight-complex="bold"/>
    </style:style>
    <style:style style:name="T8" style:family="text">
      <style:text-properties fo:font-weight="bold" officeooo:rsid="002d2e73" style:font-weight-asian="bold" style:font-weight-complex="bold"/>
    </style:style>
    <style:style style:name="T9" style:family="text">
      <style:text-properties fo:font-weight="bold" officeooo:rsid="0031d4b5" style:font-weight-asian="bold" style:font-weight-complex="bold"/>
    </style:style>
    <style:style style:name="T10" style:family="text">
      <style:text-properties fo:font-weight="bold" officeooo:rsid="0035aa8a" style:font-weight-asian="bold" style:font-weight-complex="bold"/>
    </style:style>
    <style:style style:name="T11" style:family="text">
      <style:text-properties fo:font-weight="bold" officeooo:rsid="003f295c" style:font-weight-asian="bold" style:font-weight-complex="bold"/>
    </style:style>
    <style:style style:name="T12" style:family="text">
      <style:text-properties fo:font-weight="bold" officeooo:rsid="0040c915" style:font-weight-asian="bold" style:font-weight-complex="bold"/>
    </style:style>
    <style:style style:name="T13" style:family="text">
      <style:text-properties fo:font-weight="bold" officeooo:rsid="00431ef2" style:font-weight-asian="bold" style:font-weight-complex="bold"/>
    </style:style>
    <style:style style:name="T14" style:family="text">
      <style:text-properties fo:font-weight="bold" officeooo:rsid="0030a4cf" style:font-weight-asian="normal" style:font-weight-complex="normal"/>
    </style:style>
    <style:style style:name="T15" style:family="text">
      <style:text-properties style:text-underline-style="none" fo:font-weight="normal" officeooo:rsid="0017419b" style:font-weight-asian="normal" style:font-weight-complex="normal"/>
    </style:style>
    <style:style style:name="T16" style:family="text">
      <style:text-properties style:text-underline-style="none" fo:font-weight="normal" officeooo:rsid="0015c79c" style:font-weight-asian="normal" style:font-weight-complex="normal"/>
    </style:style>
    <style:style style:name="T17" style:family="text">
      <style:text-properties style:text-underline-style="none" fo:font-weight="normal" officeooo:rsid="0018e7b4" style:font-weight-asian="normal" style:font-weight-complex="normal"/>
    </style:style>
    <style:style style:name="T18" style:family="text">
      <style:text-properties style:text-underline-style="none" fo:font-weight="normal" officeooo:rsid="001433c5" style:font-weight-asian="normal" style:font-weight-complex="normal"/>
    </style:style>
    <style:style style:name="T19" style:family="text">
      <style:text-properties style:text-underline-style="none" fo:font-weight="normal" officeooo:rsid="00260aed" style:font-weight-asian="normal" style:font-weight-complex="normal"/>
    </style:style>
    <style:style style:name="T20" style:family="text">
      <style:text-properties style:text-underline-style="none" fo:font-weight="normal" officeooo:rsid="002689bd" style:font-weight-asian="normal" style:font-weight-complex="normal"/>
    </style:style>
    <style:style style:name="T21" style:family="text">
      <style:text-properties style:text-underline-style="none" fo:font-weight="normal" officeooo:rsid="0029f6cb" style:font-weight-asian="normal" style:font-weight-complex="normal"/>
    </style:style>
    <style:style style:name="T22" style:family="text">
      <style:text-properties style:text-underline-style="none" fo:font-weight="normal" officeooo:rsid="002bbe6d" style:font-weight-asian="normal" style:font-weight-complex="normal"/>
    </style:style>
    <style:style style:name="T23" style:family="text">
      <style:text-properties style:text-underline-style="none" fo:font-weight="normal" officeooo:rsid="002aa2ea" style:font-weight-asian="normal" style:font-weight-complex="normal"/>
    </style:style>
    <style:style style:name="T24" style:family="text">
      <style:text-properties style:text-underline-style="none" fo:font-weight="normal" officeooo:rsid="003c949b" style:font-weight-asian="normal" style:font-weight-complex="normal"/>
    </style:style>
    <style:style style:name="T25" style:family="text">
      <style:text-properties style:text-underline-style="none" fo:font-weight="normal" officeooo:rsid="003d4d6a" style:font-weight-asian="normal" style:font-weight-complex="normal"/>
    </style:style>
    <style:style style:name="T26" style:family="text">
      <style:text-properties style:text-underline-style="none" fo:font-weight="normal" officeooo:rsid="0035aa8a" style:font-weight-asian="normal" style:font-weight-complex="normal"/>
    </style:style>
    <style:style style:name="T27" style:family="text">
      <style:text-properties style:text-underline-style="none" fo:font-weight="normal" officeooo:rsid="00403e69" style:font-weight-asian="normal" style:font-weight-complex="normal"/>
    </style:style>
    <style:style style:name="T28" style:family="text">
      <style:text-properties style:text-underline-style="none" fo:font-weight="bold" officeooo:rsid="001433c5" style:font-weight-asian="bold" style:font-weight-complex="bold"/>
    </style:style>
    <style:style style:name="T29" style:family="text">
      <style:text-properties style:text-underline-style="none" fo:font-weight="bold" officeooo:rsid="0015c79c" style:font-weight-asian="bold" style:font-weight-complex="bold"/>
    </style:style>
    <style:style style:name="T30" style:family="text">
      <style:text-properties style:text-underline-style="none" fo:font-weight="bold" officeooo:rsid="0017419b" style:font-weight-asian="bold" style:font-weight-complex="bold"/>
    </style:style>
    <style:style style:name="T31" style:family="text">
      <style:text-properties style:text-underline-style="none" fo:font-weight="bold" officeooo:rsid="0018e7b4" style:font-weight-asian="bold" style:font-weight-complex="bold"/>
    </style:style>
    <style:style style:name="T32" style:family="text">
      <style:text-properties style:text-underline-style="none" fo:font-weight="bold" officeooo:rsid="00260aed" style:font-weight-asian="bold" style:font-weight-complex="bold"/>
    </style:style>
    <style:style style:name="T33" style:family="text">
      <style:text-properties style:text-underline-style="none" fo:font-weight="bold" officeooo:rsid="002689bd" style:font-weight-asian="bold" style:font-weight-complex="bold"/>
    </style:style>
    <style:style style:name="T34" style:family="text">
      <style:text-properties style:text-underline-style="none" fo:font-weight="bold" officeooo:rsid="002b4e20" style:font-weight-asian="bold" style:font-weight-complex="bold"/>
    </style:style>
    <style:style style:name="T35" style:family="text">
      <style:text-properties style:text-underline-style="none" fo:font-weight="bold" officeooo:rsid="003c949b" style:font-weight-asian="bold" style:font-weight-complex="bold"/>
    </style:style>
    <style:style style:name="T36" style:family="text">
      <style:text-properties style:text-underline-style="none" fo:font-weight="bold" officeooo:rsid="003f295c" style:font-weight-asian="bold" style:font-weight-complex="bold"/>
    </style:style>
    <style:style style:name="T37" style:family="text">
      <style:text-properties style:text-underline-style="none" officeooo:rsid="002bbe6d"/>
    </style:style>
    <style:style style:name="T38" style:family="text">
      <style:text-properties style:text-underline-style="none" officeooo:rsid="002c4c73"/>
    </style:style>
    <style:style style:name="T39" style:family="text">
      <style:text-properties officeooo:rsid="0018e7b4"/>
    </style:style>
    <style:style style:name="T40" style:family="text">
      <style:text-properties officeooo:rsid="00199151"/>
    </style:style>
    <style:style style:name="T41" style:family="text">
      <style:text-properties officeooo:rsid="001a6bd6"/>
    </style:style>
    <style:style style:name="T42" style:family="text">
      <style:text-properties fo:font-style="italic"/>
    </style:style>
    <style:style style:name="T43" style:family="text">
      <style:text-properties fo:font-style="italic" fo:font-weight="bold"/>
    </style:style>
    <style:style style:name="T44" style:family="text">
      <style:text-properties fo:font-style="italic" fo:font-weight="bold" style:font-weight-asian="normal" style:font-weight-complex="normal"/>
    </style:style>
    <style:style style:name="T45" style:family="text">
      <style:text-properties fo:font-style="italic" fo:font-weight="normal" style:font-weight-asian="normal" style:font-weight-complex="normal"/>
    </style:style>
    <style:style style:name="T46" style:family="text">
      <style:text-properties officeooo:rsid="00206109"/>
    </style:style>
    <style:style style:name="T47" style:family="text">
      <style:text-properties officeooo:rsid="0025f36a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2689bd" style:font-weight-asian="normal" style:font-weight-complex="normal"/>
    </style:style>
    <style:style style:name="T50" style:family="text">
      <style:text-properties fo:font-weight="normal" officeooo:rsid="002d2e73" style:font-weight-asian="normal" style:font-weight-complex="normal"/>
    </style:style>
    <style:style style:name="T51" style:family="text">
      <style:text-properties fo:font-weight="normal" officeooo:rsid="0030a4cf" style:font-weight-asian="normal" style:font-weight-complex="normal"/>
    </style:style>
    <style:style style:name="T52" style:family="text">
      <style:text-properties fo:font-weight="normal" officeooo:rsid="0031d4b5" style:font-weight-asian="normal" style:font-weight-complex="normal"/>
    </style:style>
    <style:style style:name="T53" style:family="text">
      <style:text-properties fo:font-weight="normal" officeooo:rsid="0035aa8a" style:font-weight-asian="normal" style:font-weight-complex="normal"/>
    </style:style>
    <style:style style:name="T54" style:family="text">
      <style:text-properties fo:font-weight="normal" officeooo:rsid="00431ef2" style:font-weight-asian="normal" style:font-weight-complex="normal"/>
    </style:style>
    <style:style style:name="T55" style:family="text">
      <style:text-properties officeooo:rsid="0035aa8a"/>
    </style:style>
    <style:style style:name="T56" style:family="text">
      <style:text-properties officeooo:rsid="003adbb5"/>
    </style:style>
    <style:style style:name="T57" style:family="text">
      <style:text-properties style:text-underline-style="solid" style:text-underline-width="auto" style:text-underline-color="font-color" fo:font-weight="normal" officeooo:rsid="001433c5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02411b8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02941d4" style:font-weight-asian="normal" style:font-weight-complex="normal"/>
    </style:style>
    <style:style style:name="T60" style:family="text">
      <style:text-properties style:text-underline-style="solid" style:text-underline-width="auto" style:text-underline-color="font-color" fo:font-weight="normal" officeooo:rsid="00150426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3adbb5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35aa8a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3a0a9f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45b502" style:font-weight-asian="normal" style:font-weight-complex="normal"/>
    </style:style>
    <style:style style:name="T65" style:family="text">
      <style:text-properties officeooo:rsid="003d4d6a"/>
    </style:style>
    <style:style style:name="T66" style:family="text">
      <style:text-properties officeooo:rsid="003f295c"/>
    </style:style>
    <style:style style:name="T67" style:family="text">
      <style:text-properties officeooo:rsid="00403e69"/>
    </style:style>
    <style:style style:name="T68" style:family="text">
      <style:text-properties officeooo:rsid="0040c915"/>
    </style:style>
    <style:style style:name="T69" style:family="text">
      <style:text-properties officeooo:rsid="0041ef1b"/>
    </style:style>
    <style:style style:name="T70" style:family="text">
      <style:text-properties officeooo:rsid="00431ef2"/>
    </style:style>
    <style:style style:name="T71" style:family="text">
      <style:text-properties officeooo:rsid="00434786"/>
    </style:style>
    <style:style style:name="T72" style:family="text">
      <style:text-properties style:text-position="super 58%"/>
    </style:style>
    <style:style style:name="T73" style:family="text">
      <style:text-properties style:text-position="0% 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Histoire des langages <text:span text:style-name="T71">de programmation</text:span> :</text:p>
      <text:p text:style-name="P1"/>
      <text:p text:style-name="P1"/>
      <text:p text:style-name="P1">--------------------------------------------------------------</text:p>
      <text:p text:style-name="P6">Années 1940 :</text:p>
      <text:p text:style-name="P9"/>
      <text:p text:style-name="P12"><text:span text:style-name="T18">1943 : <text:s/>le </text:span><text:span text:style-name="T28">Plankalkül</text:span></text:p>
      <text:p text:style-name="P9"><text:tab/>langage de programmation <text:span text:style-name="T4">ENIAC</text:span></text:p>
      <text:p text:style-name="P9"/>
      <text:p text:style-name="P9">1948 : langage machine du premier programme enregistré <text:span text:style-name="T4">i.e</text:span></text:p>
      <text:p text:style-name="P9"/>
      <text:p text:style-name="P9">1949 : langage <text:span text:style-name="T4">C-10</text:span></text:p>
      <text:p text:style-name="P2">--------------------------------------------------------------</text:p>
      <text:p text:style-name="P7">Années 19<text:span text:style-name="T1">5</text:span>0 <text:span text:style-name="T1">et 196</text:span><text:span text:style-name="T47">4</text:span> :</text:p>
      <text:p text:style-name="P10">1951 : Regional Assembly Language</text:p>
      <text:p text:style-name="P10"/>
      <text:p text:style-name="P14"><text:span text:style-name="T16">1952 : </text:span><text:span text:style-name="T29">AUTOCODE</text:span><text:span text:style-name="T16"> </text:span><text:span text:style-name="T15">(</text:span>famille de « systèmes de codage simplifiés »<text:span text:style-name="T2">)</text:span></text:p>
      <text:p text:style-name="P11"/>
      <text:p text:style-name="P13"><text:span text:style-name="T15">1954 : </text:span><text:span text:style-name="T30">FORTRAN</text:span><text:span text:style-name="T15"> (</text:span>le traducteur de formules (<text:span text:style-name="T3">FOR</text:span>mula <text:span text:style-name="T3">TRAN</text:span>slator), inventé par <text:a xlink:type="simple" xlink:href="https://fr.wikipedia.org/wiki/John_Backus" text:style-name="Internet_20_link" text:visited-style-name="Visited_20_Internet_20_Link">John Backus</text:a> et <text:tab/>al.<text:span text:style-name="T2">)</text:span></text:p>
      <text:p text:style-name="P11"/>
      <text:p text:style-name="P15"><text:span text:style-name="T17">1958 : </text:span><text:span text:style-name="T31">LISP</text:span><text:span text:style-name="T17"> (</text:span>spécialisé dans le traitement des listes (<text:span text:style-name="T3">LIS</text:span>t <text:span text:style-name="T3">P</text:span>rocessor), inventé par <text:a xlink:type="simple" xlink:href="https://fr.wikipedia.org/wiki/John_McCarthy" text:style-name="Internet_20_link" text:visited-style-name="Visited_20_Internet_20_Link">John McCarthy</text:a> et <text:tab/>al<text:span text:style-name="T39">)</text:span></text:p>
      <text:p text:style-name="P16"><text:tab/><text:span text:style-name="T5">ALGOL</text:span><text:span text:style-name="T40"> 58 </text:span>(<text:span text:style-name="T3">ALG</text:span>orithmic <text:span text:style-name="T3">O</text:span>riented <text:span text:style-name="T3">L</text:span>anguage)<text:span text:style-name="T40"> (</text:span>permet de décrire les problèmes de <text:tab/>manière algorithmique<text:span text:style-name="T40">)</text:span></text:p>
      <text:p text:style-name="P15"/>
      <text:p text:style-name="P16"><text:span text:style-name="T41">1959 : </text:span><text:span text:style-name="T6">COBOL</text:span><text:span text:style-name="T41"> (</text:span>spécialisé dans la programmation d'application de gestion (<text:span text:style-name="T3">CO</text:span>mmon <text:span text:style-name="T3">B</text:span>usiness <text:tab/><text:span text:style-name="T3">O</text:span>riented <text:span text:style-name="T3">L</text:span>anguage), créé par le <text:span text:style-name="T42">Short Range Committee</text:span> dans lequel on retrouve entre autres <text:tab/><text:a xlink:type="simple" xlink:href="https://fr.wikipedia.org/wiki/Grace_Hopper" text:style-name="Internet_20_link" text:visited-style-name="Visited_20_Internet_20_Link">Grace Hopper</text:a><text:span text:style-name="T41">)</text:span></text:p>
      <text:p text:style-name="P16"/>
      <text:p text:style-name="P17"><text:span text:style-name="T46">1964 : </text:span><text:span text:style-name="T7">BASIC</text:span><text:span text:style-name="T46"> </text:span>(<text:span text:style-name="T43">B</text:span><text:span text:style-name="T42">eginner's </text:span><text:span text:style-name="T43">A</text:span><text:span text:style-name="T42">ll-purpose </text:span><text:span text:style-name="T43">S</text:span><text:span text:style-name="T42">ymbolic </text:span><text:span text:style-name="T43">I</text:span><text:span text:style-name="T42">nstruction </text:span><text:span text:style-name="T43">C</text:span><text:span text:style-name="T42">ode</text:span>)</text:p>
      <text:p text:style-name="P3">--------------------------------------------------------------</text:p>
      <text:p text:style-name="P23"><text:span text:style-name="T57">Années 19</text:span><text:span text:style-name="T58">6</text:span><text:span text:style-name="T59">7</text:span><text:span text:style-name="T57"> </text:span><text:span text:style-name="T60">et 19</text:span><text:span text:style-name="T58">7</text:span><text:span text:style-name="T59">8</text:span><text:span text:style-name="T57"> :</text:span><text:span text:style-name="T18"> </text:span>mise en place des paradigmes fondamentaux</text:p>
      <text:p text:style-name="P8"/>
      <text:p text:style-name="P19"><text:span text:style-name="T23">1967 : </text:span><text:span text:style-name="T34">Simula 67 </text:span><text:span text:style-name="T22">(</text:span><text:span text:style-name="T37">inventé par </text:span><text:a xlink:type="simple" xlink:href="https://fr.wikipedia.org/wiki/Kristen_Nygaard" text:style-name="Internet_20_link" text:visited-style-name="Visited_20_Internet_20_Link">Nygaard</text:a><text:span text:style-name="T37"> et </text:span><text:a xlink:type="simple" xlink:href="https://fr.wikipedia.org/wiki/Ole-Johan_Dahl" text:style-name="Internet_20_link" text:visited-style-name="Visited_20_Internet_20_Link">Dahl</text:a><text:span text:style-name="T37"> comme surcouche d'Algol 60, est le premier </text:span><text:span text:style-name="T38"><text:tab/></text:span><text:span text:style-name="T37">langage conçu pour pouvoir intégrer la </text:span><text:a xlink:type="simple" xlink:href="https://fr.wikipedia.org/wiki/Programmation_orientée_objet" text:style-name="Internet_20_link" text:visited-style-name="Visited_20_Internet_20_Link">programmation orientée objet</text:a><text:span text:style-name="T37"> et la simulation par <text:tab/>événements discrets.</text:span><text:span text:style-name="T22">)</text:span></text:p>
      <text:p text:style-name="P8"/>
      <text:p text:style-name="P18"><text:span text:style-name="T21">1</text:span><text:span text:style-name="T19">969 et 1973 :</text:span><text:span text:style-name="T32"> C </text:span><text:span text:style-name="T33">(</text:span><text:span text:style-name="T49">un des premiers langages de </text:span><text:a xlink:type="simple" xlink:href="https://fr.wikipedia.org/wiki/Programmation_système" text:style-name="Internet_20_link" text:visited-style-name="Visited_20_Internet_20_Link"><text:span text:style-name="T49">programmation système</text:span></text:a><text:span text:style-name="T49">, est développé par </text:span><text:a xlink:type="simple" xlink:href="https://fr.wikipedia.org/wiki/Dennis_Ritchie" text:style-name="Internet_20_link" text:visited-style-name="Visited_20_Internet_20_Link"><text:span text:style-name="T49">Dennis </text:span><text:span text:style-name="T20"><text:tab/></text:span><text:span text:style-name="T49">Ritchie</text:span></text:a><text:span text:style-name="T49"> et </text:span><text:a xlink:type="simple" xlink:href="https://fr.wikipedia.org/wiki/Ken_Thompson" text:style-name="Internet_20_link" text:visited-style-name="Visited_20_Internet_20_Link"><text:span text:style-name="T49">Ken Thompson</text:span></text:a><text:span text:style-name="T49"> pour le développement d'</text:span><text:a xlink:type="simple" xlink:href="https://fr.wikipedia.org/wiki/Unix" text:style-name="Internet_20_link" text:visited-style-name="Visited_20_Internet_20_Link"><text:span text:style-name="T49">Unix</text:span></text:a><text:span text:style-name="T49"> aux </text:span><text:a xlink:type="simple" xlink:href="https://fr.wikipedia.org/wiki/Laboratoires_Bell" text:style-name="Internet_20_link" text:visited-style-name="Visited_20_Internet_20_Link"><text:span text:style-name="T49">laboratoires Bell</text:span></text:a><text:span text:style-name="T49"> entre </text:span><text:a xlink:type="simple" xlink:href="https://fr.wikipedia.org/wiki/1969" text:style-name="Internet_20_link" text:visited-style-name="Visited_20_Internet_20_Link"><text:span text:style-name="T49">1969</text:span></text:a><text:span text:style-name="T49"> et <text:tab/></text:span><text:a xlink:type="simple" xlink:href="https://fr.wikipedia.org/wiki/1973" text:style-name="Internet_20_link" text:visited-style-name="Visited_20_Internet_20_Link"><text:span text:style-name="T49">1973</text:span></text:a><text:span text:style-name="T49">.)</text:span></text:p>
      <text:p text:style-name="P18"><text:span text:style-name="T49"/></text:p>
      <text:p text:style-name="P21"><text:span text:style-name="T49">1</text:span><text:span text:style-name="T52">970 : </text:span><text:span text:style-name="T9">Pascal</text:span><text:span text:style-name="T52"> <text:s/>(</text:span><text:span text:style-name="T48">héritier d'Algol plus convivial</text:span><text:span text:style-name="T52">)</text:span></text:p>
      <text:p text:style-name="P18"><text:span text:style-name="T49"/></text:p>
      <text:p text:style-name="P20"><text:span text:style-name="T49">1</text:span><text:span text:style-name="T50">972 : </text:span><text:span text:style-name="T8">Prolog </text:span><text:span text:style-name="T51">((</text:span><text:span text:style-name="T14">PRO</text:span><text:span text:style-name="T51">grammation </text:span><text:span text:style-name="T14">LOG</text:span><text:span text:style-name="T51">ique), défini en </text:span><text:a xlink:type="simple" xlink:href="https://fr.wikipedia.org/wiki/1972" text:style-name="Internet_20_link" text:visited-style-name="Visited_20_Internet_20_Link"><text:span text:style-name="T51">1972</text:span></text:a><text:span text:style-name="T51"> par </text:span><text:a xlink:type="simple" xlink:href="https://fr.wikipedia.org/wiki/Alain_Colmerauer" text:style-name="Internet_20_link" text:visited-style-name="Visited_20_Internet_20_Link"><text:span text:style-name="T51">Colmerauer</text:span></text:a><text:span text:style-name="T51">, </text:span><text:a xlink:type="simple" xlink:href="https://fr.wikipedia.org/wiki/Philippe_Roussel" text:style-name="Internet_20_link" text:visited-style-name="Visited_20_Internet_20_Link"><text:span text:style-name="T51">Roussel</text:span></text:a><text:span text:style-name="T51"> et <text:tab/></text:span><text:a xlink:type="simple" xlink:href="https://fr.wikipedia.org/w/index.php?title=Robert_Kowalski&amp;action=edit&amp;redlink=1" text:style-name="Internet_20_link" text:visited-style-name="Visited_20_Internet_20_Link"><text:span text:style-name="T51">Kowalski</text:span></text:a><text:span text:style-name="T51"> </text:span><text:a xlink:type="simple" xlink:href="https://en.wikipedia.org/wiki/Robert_Kowalski" text:style-name="Internet_20_link" text:visited-style-name="Visited_20_Internet_20_Link"><text:span text:style-name="T51">(en)</text:span></text:a><text:span text:style-name="T51"> est le premier langage de </text:span><text:a xlink:type="simple" xlink:href="https://fr.wikipedia.org/wiki/Programmation_logique" text:style-name="Internet_20_link" text:visited-style-name="Visited_20_Internet_20_Link"><text:span text:style-name="T51">programmation logique</text:span></text:a><text:span text:style-name="T51">.)</text:span></text:p>
      <text:p text:style-name="P20"><text:span text:style-name="T51"/></text:p>
      <text:p text:style-name="P22"><text:span text:style-name="T51">1</text:span><text:span text:style-name="T53">978 : </text:span><text:span text:style-name="T10">SQL </text:span><text:span text:style-name="T53">(</text:span><text:span text:style-name="T48">(</text:span><text:span text:style-name="T44">S</text:span><text:span text:style-name="T45">tructured </text:span><text:span text:style-name="T44">Q</text:span><text:span text:style-name="T45">uery </text:span><text:span text:style-name="T44">L</text:span><text:span text:style-name="T45">anguage</text:span><text:span text:style-name="T48">), au départ seulement un langage de requêtes, puis <text:tab/>étendu par la suite à la construction de programme procédural de type SQL/PSM, <text:tab/>PL/SQL…</text:span><text:span text:style-name="T53">)</text:span></text:p>
      <text:p text:style-name="P22"><text:span text:style-name="T53"/></text:p>
      <text:p text:style-name="P22"><text:span text:style-name="T53"/></text:p>
      <text:p text:style-name="P4"><text:soft-page-break/><text:span text:style-name="T53">--------------------------------------------------------------</text:span></text:p>
      <text:p text:style-name="P24"><text:span text:style-name="T62">Années </text:span><text:span text:style-name="T63">1980</text:span><text:span text:style-name="T62"> : </text:span><text:bookmark text:name="Les_années_1980_:_consolidation,_modules,_performance"/>consolidation, modules, performance</text:p>
      <text:p text:style-name="P25"><text:span text:style-name="T24">1983 : </text:span><text:span text:style-name="T35">Ada</text:span><text:span text:style-name="T24"> </text:span><text:span text:style-name="T25">(</text:span><text:a xlink:type="simple" xlink:href="https://fr.wikipedia.org/wiki/Langage_de_programmation" text:style-name="Internet_20_link" text:visited-style-name="Visited_20_Internet_20_Link">langage de programmation</text:a> <text:a xlink:type="simple" xlink:href="https://fr.wikipedia.org/wiki/Programmation_orientée_objet" text:style-name="Internet_20_link" text:visited-style-name="Visited_20_Internet_20_Link">orienté objet</text:a> dont les premières versions remontent au <text:tab/>début <text:tab/>des <text:a xlink:type="simple" xlink:href="https://fr.wikipedia.org/wiki/Années_1980" text:style-name="Internet_20_link" text:visited-style-name="Visited_20_Internet_20_Link">années 1980</text:a>. La dernière version publiée est Ada 2022. <text:span text:style-name="T65">)</text:span></text:p>
      <text:p text:style-name="P24"><text:span text:style-name="T26"><text:tab/></text:span><text:span text:style-name="T36">C++ </text:span><text:span text:style-name="T27">(</text:span>combine la programmation système et orientée-objet.<text:span text:style-name="T67">)</text:span></text:p>
      <text:p text:style-name="P24"/>
      <text:p text:style-name="P26"><text:span text:style-name="T68">1985 : </text:span><text:span text:style-name="T12">Eiffel</text:span><text:span text:style-name="T68"> (</text:span><text:a xlink:type="simple" xlink:href="https://fr.wikipedia.org/wiki/Langage_de_programmation" text:style-name="Internet_20_link" text:visited-style-name="Visited_20_Internet_20_Link">langage de programmation</text:a> <text:a xlink:type="simple" xlink:href="https://fr.wikipedia.org/wiki/Orienté_objet" text:style-name="Internet_20_link" text:visited-style-name="Visited_20_Internet_20_Link">orienté objet</text:a> (POO) conçu par <text:a xlink:type="simple" xlink:href="https://fr.wikipedia.org/wiki/Bertrand_Meyer" text:style-name="Internet_20_link" text:visited-style-name="Visited_20_Internet_20_Link">Bertrand Meyer</text:a>, auteur de <text:tab/>l'ouvrage <text:span text:style-name="T42">Conception et Programmation orientées objet</text:span> qui fait figure de référence pour la <text:tab/>conception orientée objet.<text:span text:style-name="T68">)</text:span></text:p>
      <text:p text:style-name="P26"/>
      <text:p text:style-name="P27"><text:span text:style-name="T70">1987 : </text:span><text:span text:style-name="T13">Perl </text:span><text:span text:style-name="T54">(</text:span><text:a xlink:type="simple" xlink:href="https://fr.wikipedia.org/wiki/Langage_de_programmation" text:style-name="Internet_20_link" text:visited-style-name="Visited_20_Internet_20_Link"><text:span text:style-name="T48">langage de programmation</text:span></text:a><text:span text:style-name="T48"> créé par </text:span><text:a xlink:type="simple" xlink:href="https://fr.wikipedia.org/wiki/Larry_Wall" text:style-name="Internet_20_link" text:visited-style-name="Visited_20_Internet_20_Link"><text:span text:style-name="T48">Larry Wall</text:span></text:a><text:span text:style-name="T48"> en </text:span><text:a xlink:type="simple" xlink:href="https://fr.wikipedia.org/wiki/1987_en_informatique" text:style-name="Internet_20_link" text:visited-style-name="Visited_20_Internet_20_Link"><text:span text:style-name="T48">1987</text:span></text:a><text:span text:style-name="T48"> pour traiter facilement de <text:tab/>l'information de type </text:span><text:a xlink:type="simple" xlink:href="https://fr.wikipedia.org/wiki/Texte" text:style-name="Internet_20_link" text:visited-style-name="Visited_20_Internet_20_Link"><text:span text:style-name="T48">textuel</text:span></text:a><text:span text:style-name="T48">. Ce langage, </text:span><text:a xlink:type="simple" xlink:href="https://fr.wikipedia.org/wiki/Interpréteur_(informatique)" text:style-name="Internet_20_link" text:visited-style-name="Visited_20_Internet_20_Link"><text:span text:style-name="T48">interprété</text:span></text:a><text:span text:style-name="T48">, s'inspire des structures de contrôle et <text:tab/>d'impression du </text:span><text:a xlink:type="simple" xlink:href="https://fr.wikipedia.org/wiki/Langage_C" text:style-name="Internet_20_link" text:visited-style-name="Visited_20_Internet_20_Link"><text:span text:style-name="T48">langage C</text:span></text:a><text:span text:style-name="T48">, mais aussi de langages de scripts </text:span><text:a xlink:type="simple" xlink:href="https://fr.wikipedia.org/wiki/Stream_Editor" text:style-name="Internet_20_link" text:visited-style-name="Visited_20_Internet_20_Link"><text:span text:style-name="T48">sed</text:span></text:a><text:span text:style-name="T48">, </text:span><text:a xlink:type="simple" xlink:href="https://fr.wikipedia.org/wiki/Awk" text:style-name="Internet_20_link" text:visited-style-name="Visited_20_Internet_20_Link"><text:span text:style-name="T48">awk</text:span></text:a><text:span text:style-name="T48"> et shell (</text:span><text:a xlink:type="simple" xlink:href="https://fr.wikipedia.org/wiki/Bourne_shell" text:style-name="Internet_20_link" text:visited-style-name="Visited_20_Internet_20_Link"><text:span text:style-name="T48">sh</text:span></text:a><text:span text:style-name="T48">).</text:span></text:p>
      <text:p text:style-name="P5"><text:span text:style-name="T53">--------------------------------------------------------------</text:span></text:p>
      <text:p text:style-name="P28"><text:span text:style-name="T62">Années </text:span><text:span text:style-name="T63">19</text:span><text:span text:style-name="T64">9</text:span><text:span text:style-name="T63">0</text:span><text:span text:style-name="T62"> :</text:span><text:bookmark text:name="Les_années_1990_:_l'ère_Internet"/><text:span text:style-name="T26"> <text:s/>l'ère Internet</text:span></text:p>
      <text:p text:style-name="P28"><text:span text:style-name="T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44:58.364582594</meta:creation-date>
    <dc:date>2024-11-16T12:36:22.201110596</dc:date>
    <meta:editing-duration>PT50M59S</meta:editing-duration>
    <meta:editing-cycles>53</meta:editing-cycles>
    <meta:generator>LibreOffice/24.2.6.2$Linux_X86_64 LibreOffice_project/420$Build-2</meta:generator>
    <meta:document-statistic meta:table-count="0" meta:image-count="0" meta:object-count="0" meta:page-count="2" meta:paragraph-count="31" meta:word-count="385" meta:character-count="2782" meta:non-whitespace-character-count="2404"/>
  </office:meta>
</office:document-meta>
</file>